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2.834cm"/>
      <style:paragraph-properties style:writing-mode="lr-tb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35cm" fo:min-width="18.1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objectwithoutfill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2.596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fill-color="#ffffff" draw:textarea-vertical-align="to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2.216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3.29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2.316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2.334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2.234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94cm" fo:min-width="2.344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vertical-align="middle"/>
    </style:style>
    <style:style style:name="gr19" style:family="graphic" style:parent-style-name="objectwithoutfill">
      <style:graphic-properties svg:stroke-color="#000000" draw:marker-end="Arrow" draw:marker-end-width="0.3cm" draw:fill="solid" draw:fill-color="#ffffff" draw:textarea-vertical-align="bottom"/>
    </style:style>
    <style:style style:name="gr2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top="0.1cm" fo:margin-bottom="0cm"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margin-top="0.2cm" fo:margin-bottom="0.2cm" fo:text-align="center"/>
    </style:style>
    <style:style style:name="P14" style:family="paragraph">
      <loext:graphic-properties draw:fill="solid" draw:fill-color="#ffffff"/>
      <style:paragraph-properties fo:margin-left="0.2cm" fo:margin-right="0.2cm" fo:margin-top="0.2cm" fo:margin-bottom="0.2cm" fo:text-align="center" fo:text-indent="0.2cm" style:writing-mode="lr-tb"/>
      <style:text-properties fo:font-size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3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cm" svg:y1="3.6cm" svg:x2="5.1cm" svg:y2="4.9cm">
          <text:p/>
        </draw:line>
        <draw:custom-shape draw:style-name="gr3" draw:text-style-name="P4" xml:id="id1" draw:id="id1" draw:layer="layout" svg:width="3.5cm" svg:height="1.7cm" svg:x="3.4cm" svg:y="4.9cm">
          <text:p text:style-name="P3"><text:span text:style-name="T1">Connect HRS to </text:span></text:p>
          <text:p text:style-name="P3"><text:span text:style-name="T1">fingers/wr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8.6cm" svg:height="16.6cm" svg:x="1.2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5cm" svg:height="0.962cm" svg:x="4.2cm" svg:y="1.338cm">
          <draw:text-box>
            <text:p>User</text:p>
          </draw:text-box>
        </draw:frame>
        <draw:frame draw:style-name="gr6" draw:text-style-name="P6" draw:layer="layout" svg:width="4.1cm" svg:height="1.1cm" svg:x="13.7cm" svg:y="1.5cm">
          <draw:text-box>
            <text:p>Operator</text:p>
          </draw:text-box>
        </draw:frame>
        <draw:line draw:style-name="gr7" draw:text-style-name="P7" draw:layer="layout" svg:x1="11.3cm" svg:y1="1.2cm" svg:x2="11.3cm" svg:y2="17.7cm">
          <text:p/>
        </draw:line>
        <draw:line draw:style-name="gr7" draw:text-style-name="P7" draw:layer="layout" svg:x1="1.2cm" svg:y1="2.6cm" svg:x2="19.8cm" svg:y2="2.6cm">
          <text:p/>
        </draw:line>
        <draw:custom-shape draw:style-name="gr1" draw:text-style-name="P1" draw:layer="layout" svg:width="0.4cm" svg:height="0.3cm" svg:x="15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cm" svg:y1="3.7cm" svg:x2="15.8cm" svg:y2="5cm">
          <text:p/>
        </draw:line>
        <draw:custom-shape draw:style-name="gr3" draw:text-style-name="P4" draw:layer="layout" svg:width="3.5cm" svg:height="1.7cm" svg:x="14.1cm" svg:y="5cm">
          <text:p text:style-name="P3"><text:span text:style-name="T1">Load and apply </text:span></text:p>
          <text:p text:style-name="P3"><text:span text:style-name="T1">operator 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3cm" svg:height="2.1cm" svg:x="9.3cm" svg:y="7.2cm">
          <text:p text:style-name="P3"><text:span text:style-name="T1">Ques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6.9cm" svg:y1="6.1cm" svg:x2="9.9cm" svg:y2="7.2cm">
          <text:p text:style-name="P8"><text:span text:style-name="T1">answers</text:span></text:p>
        </draw:line>
        <draw:line draw:style-name="gr9" draw:text-style-name="P9" draw:layer="layout" svg:x1="14.1cm" svg:y1="6.2cm" svg:x2="12.2cm" svg:y2="7.2cm">
          <text:p text:style-name="P10"><text:span text:style-name="T1"/></text:p>
          <text:p text:style-name="P11"><text:span text:style-name="T1"/></text:p>
          <text:p text:style-name="P11"><text:span text:style-name="T1"/></text:p>
        </draw:line>
        <draw:frame draw:style-name="gr10" draw:text-style-name="P12" draw:layer="layout" svg:width="1.5cm" svg:height="1.199cm" svg:x="12.5cm" svg:y="5.9cm">
          <draw:text-box>
            <text:p><text:span text:style-name="T1">asks</text:span></text:p>
          </draw:text-box>
        </draw:frame>
        <draw:custom-shape draw:style-name="gr11" draw:text-style-name="P4" draw:layer="layout" svg:width="2.9cm" svg:height="1.9cm" svg:x="1.6cm" svg:y="9.9cm">
          <text:p text:style-name="P3"><text:span text:style-name="T1">Starts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4cm" svg:height="2.1cm" svg:x="13.8cm" svg:y="9.6cm">
          <text:p text:style-name="P3"><text:span text:style-name="T1">Settings determine</text:span></text:p>
          <text:p text:style-name="P3"><text:span text:style-name="T1">Time and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15.8cm" svg:y1="6.7cm" svg:x2="15.8cm" svg:y2="9.6cm">
          <text:p/>
        </draw:line>
        <draw:line draw:style-name="gr13" draw:text-style-name="P7" draw:layer="layout" svg:x1="9.3cm" svg:y1="8.6cm" svg:x2="4.3cm" svg:y2="9.8cm">
          <text:p/>
        </draw:line>
        <draw:custom-shape draw:style-name="gr14" draw:text-style-name="P4" draw:layer="layout" svg:width="3cm" svg:height="1.9cm" svg:x="7.8cm" svg:y="9.9cm">
          <text:p text:style-name="P3"><text:span text:style-name="T1">Mini g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4" draw:layer="layout" svg:x1="4.5cm" svg:y1="10.9cm" svg:x2="7.8cm" svg:y2="10.9cm">
          <text:p text:style-name="P13"><text:span text:style-name="T2">simultaneous</text:span></text:p>
        </draw:line>
        <draw:line draw:style-name="gr13" draw:text-style-name="P7" draw:layer="layout" svg:x1="13.8cm" svg:y1="11.1cm" svg:x2="10.8cm" svg:y2="11.1cm">
          <text:p/>
        </draw:line>
        <draw:custom-shape draw:style-name="gr15" draw:text-style-name="P4" xml:id="id2" draw:id="id2" draw:layer="layout" svg:width="3cm" svg:height="1.7cm" svg:x="8cm" svg:y="13.1cm">
          <text:p text:style-name="P3"><text:span text:style-name="T1">biofeed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2.9cm" svg:height="1.7cm" svg:x="1.8cm" svg:y="15.9cm">
          <text:p text:style-name="P3"><text:span text:style-name="T1">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3" draw:id="id3" draw:layer="layout" svg:width="3cm" svg:height="1.6cm" svg:x="7.8cm" svg:y="15.9cm">
          <text:p text:style-name="P3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4" draw:id="id4" draw:layer="layout" svg:width="3cm" svg:height="1.6cm" svg:x="14.6cm" svg:y="15.9cm">
          <text:p text:style-name="P3"><text:span text:style-name="T1">evalu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5" draw:layer="layout" draw:line-skew="-1.499cm" svg:x1="3.4cm" svg:y1="5.75cm" svg:x2="8cm" svg:y2="13.95cm" draw:start-shape="id1" draw:start-glue-point="3" draw:end-shape="id2" draw:end-glue-point="3" svg:d="M3400 5750h-2000v8200h6600" svg:viewBox="0 0 6601 8201">
          <text:p/>
        </draw:connector>
        <draw:line draw:style-name="gr9" draw:text-style-name="P16" draw:layer="layout" svg:x1="5.5cm" svg:y1="13.95cm" svg:x2="8cm" svg:y2="13.95cm">
          <text:p text:style-name="P11"><text:span text:style-name="T2">starts</text:span></text:p>
        </draw:line>
        <draw:line draw:style-name="gr19" draw:text-style-name="P9" draw:layer="layout" svg:x1="2.4cm" svg:y1="11.8cm" svg:x2="2.4cm" svg:y2="15.9cm">
          <text:p/>
        </draw:line>
        <draw:frame draw:style-name="gr20" draw:text-style-name="P12" draw:layer="layout" svg:width="1.8cm" svg:height="0.725cm" svg:x="2.3cm" svg:y="12.275cm">
          <draw:text-box>
            <text:p><text:span text:style-name="T1">gains</text:span></text:p>
          </draw:text-box>
        </draw:frame>
        <draw:connector draw:style-name="gr13" draw:text-style-name="P7" draw:layer="layout" draw:line-skew="-1.018cm" svg:x1="5.137cm" svg:y1="13.934cm" svg:x2="7.8cm" svg:y2="16.7cm" draw:end-shape="id3" draw:end-glue-point="3" svg:d="M5137 13934h63v2766h2600" svg:viewBox="0 0 2664 2767">
          <text:p/>
        </draw:connector>
        <draw:frame draw:style-name="gr21" draw:text-style-name="P12" draw:layer="layout" svg:width="2.7cm" svg:height="0.9cm" svg:x="5.1cm" svg:y="16.1cm">
          <draw:text-box>
            <text:p><text:span text:style-name="T1">Saved into</text:span></text:p>
          </draw:text-box>
        </draw:frame>
        <draw:line draw:style-name="gr7" draw:text-style-name="P7" draw:layer="layout" svg:x1="5.2cm" svg:y1="16.7cm" svg:x2="4.7cm" svg:y2="16.7cm">
          <text:p/>
        </draw:line>
        <draw:connector draw:style-name="gr13" draw:text-style-name="P7" draw:layer="layout" svg:x1="10.8cm" svg:y1="16.7cm" svg:x2="14.6cm" svg:y2="16.7cm" draw:start-shape="id3" draw:start-glue-point="1" draw:end-shape="id4" draw:end-glue-point="3" svg:d="M10800 16700h3800" svg:viewBox="0 0 38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6T11:03:38.867000000</meta:creation-date>
    <dc:date>2020-05-19T14:11:30.576000000</dc:date>
    <meta:editing-duration>PT2M31S</meta:editing-duration>
    <meta:editing-cycles>2</meta:editing-cycles>
    <meta:generator>LibreOffice/6.3.5.2$Windows_X86_64 LibreOffice_project/dd0751754f11728f69b42ee2af66670068624673</meta:generator>
    <meta:document-statistic meta:object-count="34"/>
  </office:meta>
</office:document-meta>
</file>